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T1" style:family="text">
      <style:text-properties fo:font-family="'Palatino Linotype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8.5cm" svg:height="8.5cm" svg:x="5.4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5cm" svg:height="0.861cm" svg:x="7.5cm" svg:y="18.5cm">
          <draw:text-box>
            <text:p text:style-name="P2"><text:span text:style-name="T1">Erzählerischer Aspekt</text:span></text:p>
          </draw:text-box>
        </draw:frame>
        <draw:frame draw:style-name="gr2" draw:text-style-name="P2" draw:layer="layout" svg:width="5cm" svg:height="0.861cm" svg:x="14.2cm" svg:y="13.639cm">
          <draw:text-box>
            <text:p text:style-name="P2"><text:span text:style-name="T1">Simulation</text:span></text:p>
          </draw:text-box>
        </draw:frame>
        <draw:frame draw:style-name="gr2" draw:text-style-name="P2" draw:layer="layout" svg:width="3.5cm" svg:height="0.861cm" svg:x="1.5cm" svg:y="13.639cm">
          <draw:text-box>
            <text:p text:style-name="P2"><text:span text:style-name="T1">Spielerlebniss</text:span></text:p>
          </draw:text-box>
        </draw:frame>
        <draw:connector draw:style-name="gr3" draw:text-style-name="P1" draw:layer="layout" draw:type="line" svg:x1="5.4cm" svg:y1="14.049cm" svg:x2="13.9cm" svg:y2="14.049cm" draw:start-shape="id1" draw:start-glue-point="5" draw:end-shape="id1" draw:end-glue-point="7">
          <text:p/>
        </draw:connector>
        <draw:frame draw:style-name="gr2" draw:text-style-name="P2" draw:layer="layout" svg:width="4.5cm" svg:height="0.861cm" svg:x="7.5cm" svg:y="8.639cm">
          <draw:text-box>
            <text:p text:style-name="P2"><text:span text:style-name="T1">Spielerinteraktion</text:span></text:p>
          </draw:text-box>
        </draw:frame>
        <draw:g>
          <draw:frame draw:style-name="gr2" draw:text-style-name="P2" draw:layer="layout" svg:width="2cm" svg:height="1.471cm" svg:x="9.5cm" svg:y="10.029cm">
            <draw:text-box>
              <text:p text:style-name="P2"><text:span text:style-name="T1">Second Life</text:span></text:p>
            </draw:text-box>
          </draw:frame>
          <draw:circle draw:style-name="gr4" draw:text-style-name="P1" draw:layer="layout" svg:width="0.249cm" svg:height="0.249cm" svg:x="9.251cm" svg:y="10.751cm">
            <text:p/>
          </draw:circle>
        </draw:g>
        <draw:g>
          <draw:frame draw:style-name="gr2" draw:text-style-name="P2" draw:layer="layout" svg:width="2cm" svg:height="0.861cm" svg:x="6.5cm" svg:y="14.139cm">
            <draw:text-box>
              <text:p text:style-name="P2"><text:span text:style-name="T1">Tetris</text:span></text:p>
            </draw:text-box>
          </draw:frame>
          <draw:circle draw:style-name="gr4" draw:text-style-name="P1" draw:layer="layout" svg:width="0.249cm" svg:height="0.249cm" svg:x="6.251cm" svg:y="14.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1T13:12:59</meta:creation-date>
    <dc:date>2008-05-01T13:22:52</dc:date>
    <meta:editing-cycles>2</meta:editing-cycles>
    <meta:editing-duration>PT9M5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